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76cm" draw:marker-end="Arrow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2cm" fo:min-width="0cm"/>
    </style:style>
    <style:style style:name="gr6" style:family="graphic" style:parent-style-name="standard">
      <style:graphic-properties svg:stroke-width="0.051cm" svg:stroke-color="#000000" draw:marker-start-width="0.376cm" draw:marker-end-width="0.3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76cm" draw:marker-end-width="0.3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76cm" draw:marker-end-width="0.3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76cm" draw:marker-end-width="0.376cm" draw:fill="solid" draw:fill-color="#ffcc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76cm" draw:marker-end-width="0.376cm" draw:fill="solid" draw:fill-color="#ff9999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76cm" draw:marker-end-width="0.376cm" draw:fill="solid" draw:fill-color="#cc99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size="10pt" fo:font-weight="bold" style:font-size-asian="10pt" style:font-size-complex="10pt"/>
    </style:style>
    <style:style style:name="P3" style:family="paragraph">
      <style:text-properties fo:color="#990000" style:font-name="Courier New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Courier New" fo:font-size="10pt" style:font-size-asian="10pt" style:font-size-complex="10pt"/>
    </style:style>
    <style:style style:name="T1" style:family="text">
      <style:text-properties style:font-name="Courier New" fo:font-size="10pt" fo:font-weight="bold" style:font-size-asian="10pt" style:font-size-complex="10pt"/>
    </style:style>
    <style:style style:name="T2" style:family="text">
      <style:text-properties fo:color="#990000"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18cm" svg:height="6.77cm" draw:transform="rotate (1.5707963267949) translate (1.186cm 6.74cm)" svg:viewBox="0 0 4181 6771" svg:d="M0 0c4435 0 4178 6771 4178 6771">
          <text:p/>
        </draw:path>
        <draw:frame draw:style-name="gr2" draw:text-style-name="P2" draw:layer="layout" svg:width="4.316cm" svg:height="0.649cm" svg:x="8.027cm" svg:y="2.3cm">
          <draw:text-box>
            <text:p><text:span text:style-name="T1">0x0 - 0xffff: NULL</text:span></text:p>
          </draw:text-box>
        </draw:frame>
        <draw:path draw:style-name="gr1" draw:text-style-name="P1" draw:layer="layout" svg:width="0.647cm" svg:height="3.899cm" draw:transform="rotate (1.5707963267949) translate (1.529cm 8.51900058216048cm)" svg:viewBox="0 0 648 3900" svg:d="M648 0c-687 0-648 3900-648 3900">
          <text:p/>
        </draw:path>
        <draw:frame draw:style-name="gr2" draw:text-style-name="P3" draw:layer="layout" svg:width="5.375cm" svg:height="0.649cm" svg:x="5.205cm" svg:y="8.154cm">
          <draw:text-box>
            <text:p><text:span text:style-name="T2">0x10000 - 0x10fff: Code</text:span></text:p>
          </draw:text-box>
        </draw:frame>
        <draw:path draw:style-name="gr1" draw:text-style-name="P1" draw:layer="layout" svg:width="3.681cm" svg:height="5.208cm" draw:transform="rotate (1.5707963267949) translate (1.874cm 6.771cm)" svg:viewBox="0 0 3682 5209" svg:d="M0 0c3906 0 3680 5209 3680 5209">
          <text:p/>
        </draw:path>
        <draw:frame draw:style-name="gr2" draw:text-style-name="P2" draw:layer="layout" svg:width="5.375cm" svg:height="0.649cm" svg:x="6.968cm" svg:y="2.801cm">
          <draw:text-box>
            <text:p><text:span text:style-name="T1">0x11000 – 0x1ffff: NULL</text:span></text:p>
          </draw:text-box>
        </draw:frame>
        <draw:path draw:style-name="gr1" draw:text-style-name="P1" draw:layer="layout" svg:width="1.168cm" svg:height="3.149cm" draw:transform="rotate (1.5707963267949) translate (2.217cm 9.08000105022469cm)" svg:viewBox="0 0 1169 3150" svg:d="M1169 0c-1240 0-1168 3150-1168 3150">
          <text:p/>
        </draw:path>
        <draw:frame draw:style-name="gr2" draw:text-style-name="P3" draw:layer="layout" svg:width="6.01cm" svg:height="0.649cm" svg:x="5.27cm" svg:y="8.755cm">
          <draw:text-box>
            <text:p><text:span text:style-name="T2">0x20000 - 0x20fff: Globals</text:span></text:p>
          </draw:text-box>
        </draw:frame>
        <draw:frame draw:style-name="gr2" draw:text-style-name="P3" draw:layer="layout" svg:width="6.433cm" svg:height="0.649cm" svg:x="4.247cm" svg:y="9.356cm">
          <draw:text-box>
            <text:p><text:span text:style-name="T2">0x012cb000 – 0x12ebfff: Heap</text:span></text:p>
          </draw:text-box>
        </draw:frame>
        <draw:path draw:style-name="gr1" draw:text-style-name="P1" draw:layer="layout" svg:width="3.151cm" svg:height="3.677cm" draw:transform="rotate (1.5707963267949) translate (3.062cm 6.74cm)" svg:viewBox="0 0 3152 3678" svg:d="M0 0c3344 0 3150 3678 3150 3678">
          <text:p/>
        </draw:path>
        <draw:frame draw:style-name="gr3" draw:text-style-name="P2" draw:layer="layout" svg:width="5.798cm" svg:height="0.649cm" svg:x="6.545cm" svg:y="3.29cm">
          <draw:text-box>
            <text:p><text:span text:style-name="T1">0x21000 – 0x12cafff: NULL</text:span></text:p>
          </draw:text-box>
        </draw:frame>
        <draw:path draw:style-name="gr1" draw:text-style-name="P1" draw:layer="layout" svg:width="2.589cm" svg:height="1.466cm" draw:transform="rotate (1.5707963267949) translate (4.649cm 6.646cm)" svg:viewBox="0 0 2590 1467" svg:d="M0 0c2747 0 2588 1467 2588 1467">
          <text:p/>
        </draw:path>
        <draw:frame draw:style-name="gr3" draw:text-style-name="P2" draw:layer="layout" svg:width="6.433cm" svg:height="0.649cm" svg:x="5.91cm" svg:y="3.791cm">
          <draw:text-box>
            <text:p><text:span text:style-name="T1">0x12ec000 - 0x76d9bfff: NULL</text:span></text:p>
          </draw:text-box>
        </draw:frame>
        <draw:frame draw:style-name="gr3" draw:text-style-name="P4" draw:layer="layout" svg:width="7.068cm" svg:height="0.649cm" svg:x="4.024cm" svg:y="9.962cm">
          <draw:text-box>
            <text:p><text:span text:style-name="T3">0x76d9c000 – 0x76f3bfff: Ignore</text:span></text:p>
          </draw:text-box>
        </draw:frame>
        <draw:frame draw:style-name="gr4" draw:text-style-name="P2" draw:layer="layout" svg:width="6.645cm" svg:height="0.649cm" svg:x="5.698cm" svg:y="4.3cm">
          <draw:text-box>
            <text:p><text:span text:style-name="T1">0x76f3c000 – 0x7ebcbfff: NULL</text:span></text:p>
          </draw:text-box>
        </draw:frame>
        <draw:path draw:style-name="gr1" draw:text-style-name="P1" draw:layer="layout" svg:width="2.046cm" svg:height="1.203cm" draw:transform="rotate (-1.5707963267949) translate (13.5289681507031cm 4.6509281785836cm)" svg:viewBox="0 0 2047 1204" svg:d="M2047 0c-2171 0-2046 1204-2046 1204">
          <text:p/>
        </draw:path>
        <draw:frame draw:style-name="gr2" draw:text-style-name="P3" draw:layer="layout" svg:width="6.856cm" svg:height="0.649cm" svg:x="4.035cm" svg:y="10.557cm">
          <draw:text-box>
            <text:p><text:span text:style-name="T2">0x7ebc3000 - 0x7ebe3fff: Stack</text:span></text:p>
          </draw:text-box>
        </draw:frame>
        <draw:path draw:style-name="gr1" draw:text-style-name="P1" draw:layer="layout" svg:width="3.029cm" svg:height="3.456cm" draw:transform="rotate (-1.5707963267949) translate (14.066cm 7.859cm)" svg:viewBox="0 0 3030 3457" svg:d="M0 0c3214 0 3028 3457 3028 3457">
          <text:p/>
        </draw:path>
        <draw:path draw:style-name="gr1" draw:text-style-name="P1" draw:layer="layout" svg:width="2.487cm" svg:height="0.92cm" draw:transform="rotate (-1.5707963267949) translate (11.78cm 7.903cm)" svg:viewBox="0 0 2488 921" svg:d="M0 0c2639 0 2486 921 2486 921">
          <text:p/>
        </draw:path>
        <draw:path draw:style-name="gr1" draw:text-style-name="P1" draw:layer="layout" svg:width="1.416cm" svg:height="2.348cm" draw:transform="rotate (-1.5707963267949) translate (14.666cm 5.24176397000474cm)" svg:viewBox="0 0 1417 2349" svg:d="M1417 0c-1503 0-1416 2349-1416 2349">
          <text:p/>
        </draw:path>
        <draw:frame draw:style-name="gr5" draw:text-style-name="P4" draw:layer="layout" svg:width="7.068cm" svg:height="0.649cm" svg:x="4.012cm" svg:y="11.179cm">
          <draw:text-box>
            <text:p><text:span text:style-name="T3">0x7ec2a000 – 0x7ec2cfff: Ignore</text:span></text:p>
          </draw:text-box>
        </draw:frame>
        <draw:path draw:style-name="gr1" draw:text-style-name="P1" draw:layer="layout" svg:width="3.623cm" svg:height="4.408cm" draw:transform="rotate (-1.5707963267949) translate (15.393cm 7.89cm)" svg:viewBox="0 0 3624 4409" svg:d="M0 0c3845 0 3622 4409 3622 4409">
          <text:p/>
        </draw:path>
        <draw:frame draw:style-name="gr5" draw:text-style-name="P4" draw:layer="layout" svg:width="7.068cm" svg:height="0.649cm" svg:x="4.012cm" svg:y="11.816cm">
          <draw:text-box>
            <text:p><text:span text:style-name="T3">0xffff0000 – 0xffff0fff: Ignore</text:span></text:p>
          </draw:text-box>
        </draw:frame>
        <draw:path draw:style-name="gr1" draw:text-style-name="P1" draw:layer="layout" svg:width="4.23cm" svg:height="9.159cm" draw:transform="rotate (-1.5707963267949) translate (20.206cm 7.877cm)" svg:viewBox="0 0 4231 9160" svg:d="M0 0c4487 0 4228 9160 4228 9160">
          <text:p/>
        </draw:path>
        <draw:path draw:style-name="gr1" draw:text-style-name="P1" draw:layer="layout" svg:width="1.054cm" svg:height="5.286cm" draw:transform="rotate (-1.5707963267949) translate (17.58cm 5.61682426842273cm)" svg:viewBox="0 0 1055 5287" svg:d="M1055 0c-1119 0-1054 5287-1054 5287">
          <text:p/>
        </draw:path>
        <draw:path draw:style-name="gr1" draw:text-style-name="P1" draw:layer="layout" svg:width="0.48cm" svg:height="8.324cm" draw:transform="rotate (-1.5707963267949) translate (20.494cm 6.14691987972638cm)" svg:viewBox="0 0 481 8325" svg:d="M481 0c-510 0-481 8325-481 8325">
          <text:p/>
        </draw:path>
        <draw:frame draw:style-name="gr4" draw:text-style-name="P2" draw:layer="layout" svg:width="6.645cm" svg:height="0.649cm" svg:x="5.699cm" svg:y="4.802cm">
          <draw:text-box>
            <text:p><text:span text:style-name="T1">0x7ebe4000 - 0x7ec29fff: NULL</text:span></text:p>
          </draw:text-box>
        </draw:frame>
        <draw:frame draw:style-name="gr4" draw:text-style-name="P2" draw:layer="layout" svg:width="6.645cm" svg:height="0.649cm" svg:x="5.7cm" svg:y="5.315cm">
          <draw:text-box>
            <text:p><text:span text:style-name="T1">0x7ec2d000 – 0xfffeffff: NULL</text:span></text:p>
          </draw:text-box>
        </draw:frame>
        <draw:frame draw:style-name="gr4" draw:text-style-name="P2" draw:layer="layout" svg:width="6.645cm" svg:height="0.649cm" svg:x="5.701cm" svg:y="5.817cm">
          <draw:text-box>
            <text:p><text:span text:style-name="T1">0xffff1000 – 0xffffffff: NULL</text:span></text:p>
          </draw:text-box>
        </draw:frame>
        <draw:path draw:style-name="gr1" draw:text-style-name="P1" draw:layer="layout" svg:width="1.736cm" svg:height="1.642cm" draw:transform="rotate (-2.3694589925075) translate (4.92225212561048cm 9.07207166699304cm)" svg:viewBox="0 0 1737 1643" svg:d="M0 1643c3354 0 817-1643 817-1643">
          <text:p/>
        </draw:path>
        <draw:custom-shape draw:style-name="gr6" draw:text-style-name="P1" draw:layer="layout" svg:width="19.59cm" svg:height="1.31cm" svg:x="1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74cm" svg:height="1.31cm" svg:x="1.3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344cm" svg:height="1.31cm" svg:x="1.747cm" svg:y="6.6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8" draw:text-style-name="P1" draw:layer="layout" svg:width="0.374cm" svg:height="1.31cm" svg:x="2.0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1cm" svg:height="1.31cm" svg:x="2.447cm" svg:y="6.6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8" draw:text-style-name="P1" draw:layer="layout" svg:width="0.374cm" svg:height="1.31cm" svg:x="3.573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9.814cm" svg:height="1.31cm" svg:x="3.947cm" svg:y="6.6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9" draw:text-style-name="P1" draw:layer="layout" svg:width="0.16cm" svg:height="1.321cm" svg:x="11.94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16cm" svg:height="1.321cm" svg:x="12.11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16cm" svg:height="1.321cm" svg:x="11.60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16cm" svg:height="1.321cm" svg:x="11.77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0.16cm" svg:height="1.321cm" svg:x="11.2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0.16cm" svg:height="1.321cm" svg:x="11.43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593cm" svg:height="1.31cm" svg:x="13.757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53cm" svg:height="1.31cm" svg:x="14.354cm" svg:y="6.6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9" draw:text-style-name="P1" draw:layer="layout" svg:width="0.16cm" svg:height="1.321cm" svg:x="15.54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" draw:layer="layout" svg:width="0.16cm" svg:height="1.321cm" svg:x="15.71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16cm" svg:height="1.321cm" svg:x="15.20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0.16cm" svg:height="1.321cm" svg:x="15.374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0.16cm" svg:height="1.321cm" svg:x="14.86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" draw:layer="layout" svg:width="0.16cm" svg:height="1.321cm" svg:x="15.032cm" svg:y="6.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0.214cm" svg:height="1.31cm" svg:x="20.376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281cm" svg:height="1.31cm" svg:x="20.091cm" svg:y="6.62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8T16:09:52</meta:creation-date>
    <meta:generator>LibreOffice/4.2.8.2$MacOSX_x86 LibreOffice_project/48d50dbfc06349262c9d50868e5c1f630a573ebd</meta:generator>
    <dc:date>2018-03-16T16:36:31.089204000</dc:date>
    <meta:editing-duration>P3DT11H22M52S</meta:editing-duration>
    <meta:editing-cycles>28</meta:editing-cycles>
    <meta:document-statistic meta:object-count="53"/>
  </office:meta>
</office:document-meta>
</file>